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sw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Vdiod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sw</text:p>
          </table:table-cell>
          <table:table-cell table:formula="of:=1.6*1000000" office:value-type="float" office:value="1600000" calcext:value-type="float">
            <text:p>16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table:formula="of:=10*0.000001" office:value-type="float" office:value="0.00001" calcext:value-type="float">
            <text:p>0,000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formula="of:=13.3*1000" office:value-type="float" office:value="13300" calcext:value-type="float">
            <text:p>1330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[.B10]*(([.B1]/1.23)-1)" office:value-type="float" office:value="40765.0406504065" calcext:value-type="float">
            <text:p>40765,04065040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load(objectif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Iind(Avg)</text:p>
          </table:table-cell>
          <table:table-cell table:formula="of:=[.B15]/(1-[.B13])" office:value-type="float" office:value="3.75" calcext:value-type="float">
            <text:p>3,75</text:p>
          </table:table-cell>
        </table:table-row>
        <table:table-row table:style-name="ro1">
          <table:table-cell office:value-type="string" calcext:value-type="string">
            <text:p>Iripple</text:p>
          </table:table-cell>
          <table:table-cell table:formula="of:=[.B13]*([.B2]-[.B3])/([.B6]*[.B8])" office:value-type="float" office:value="0.09375" calcext:value-type="float">
            <text:p>0,09375</text:p>
          </table:table-cell>
        </table:table-row>
        <table:table-row table:style-name="ro1">
          <table:table-cell office:value-type="string" calcext:value-type="string">
            <text:p>Isw</text:p>
          </table:table-cell>
          <table:table-cell table:formula="of:=[.B16]+0.5*[.B17]" office:value-type="float" office:value="3.796875" calcext:value-type="float">
            <text:p>3,7968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load(calc)</text:p>
          </table:table-cell>
          <table:table-cell table:formula="of:=(1-[.B13])*([.B18]-([.B13]*([.B2]-[.B3]))/(2*[.B6]*[.B8]))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led</text:p>
          </table:table-cell>
          <table:table-cell table:formula="of:=(2.6-2.1)/0.0025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table:formula="of:=1/(2*3.1415*[.B11]*6000)" office:value-type="float" office:value="0.00000000065071948323" calcext:value-type="float">
            <text:p>6,50719483232995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04:47.375443784</meta:creation-date>
    <dc:date>2022-11-22T12:07:29.912601412</dc:date>
    <meta:editing-duration>PT2H9M41S</meta:editing-duration>
    <meta:editing-cycles>1</meta:editing-cycles>
    <meta:document-statistic meta:table-count="1" meta:cell-count="32" meta:object-count="0"/>
    <meta:generator>LibreOffice/7.3.3.2$Linux_X86_64 LibreOffice_project/d1d0ea68f081ee2800a922cac8f79445e4603348</meta:generator>
  </office:meta>
</office:document-meta>
</file>